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c9d0" officeooo:paragraph-rsid="0007c9d0"/>
    </style:style>
    <style:style style:name="P2" style:family="paragraph" style:parent-style-name="Heading_20_2">
      <style:text-properties officeooo:rsid="0007c9d0" officeooo:paragraph-rsid="0007c9d0"/>
    </style:style>
    <style:style style:name="P3" style:family="paragraph" style:parent-style-name="Text_20_body">
      <style:text-properties officeooo:rsid="0007c9d0" officeooo:paragraph-rsid="0007c9d0"/>
    </style:style>
    <style:style style:name="P4" style:family="paragraph" style:parent-style-name="Text_20_body" style:list-style-name="L1">
      <style:text-properties officeooo:rsid="0007c9d0" officeooo:paragraph-rsid="0007c9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icks’ method to make paper organ pipes</text:h>
      <text:p text:style-name="P3">Wicks lists several advantages to his system for making paper organ pipes:</text:p>
      <text:list text:style-name="L1">
        <text:list-item>
          <text:p text:style-name="P4">They’re cheap. Really, really cheap.</text:p>
        </text:list-item>
        <text:list-item>
          <text:p text:style-name="P4">They’re very light.</text:p>
        </text:list-item>
        <text:list-item>
          <text:p text:style-name="P4">They’re easy to make.</text:p>
        </text:list-item>
        <text:list-item>
          <text:p text:style-name="P4">They require no special tools.</text:p>
        </text:list-item>
        <text:list-item>
          <text:p text:style-name="P4">They have no risk of air leakage since they don’t have long seams.</text:p>
        </text:list-item>
        <text:list-item>
          <text:p text:style-name="P4">They take up the same space as metal pipes.</text:p>
        </text:list-item>
        <text:list-item>
          <text:p text:style-name="P4">They are stronger than metal pipes, and aren’t as easily damaged. </text:p>
        </text:list-item>
        <text:list-item>
          <text:p text:style-name="P4">You can test your pipes before their completion to ensure they will sound.</text:p>
        </text:list-item>
      </text:list>
      <text:h text:style-name="P2" text:outline-level="2">Drawing a scale for your pipes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ate Shannon</meta:initial-creator>
    <meta:creation-date>2023-02-25T14:05:16.800000000</meta:creation-date>
    <meta:generator>LibreOffice/7.5.0.3$Windows_X86_64 LibreOffice_project/c21113d003cd3efa8c53188764377a8272d9d6de</meta:generator>
    <dc:date>2023-02-25T16:15:23.363000000</dc:date>
    <dc:creator>Tate Shannon</dc:creator>
    <meta:editing-duration>PT2H10M6S</meta:editing-duration>
    <meta:editing-cycles>2</meta:editing-cycles>
    <meta:document-statistic meta:table-count="0" meta:image-count="0" meta:object-count="0" meta:page-count="1" meta:paragraph-count="11" meta:word-count="96" meta:character-count="506" meta:non-whitespace-character-count="428"/>
  </office:meta>
</office:document-meta>
</file>